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ext="urn:oasis:names:tc:opendocument:xmlns:text:1.0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xsd="http://www.w3.org/2001/XMLSchema" xmlns:xsi="http://www.w3.org/2001/XMLSchema-instance" xmlns:oooc="http://openoffice.org/2004/calc" office:version="1.0">
  <office:scripts/>
  <office:font-face-decls>
    <style:font-face svg:font-family="StarSymbol" style:name="StarSymbol" style:font-charset="x-symbol"/>
    <style:font-face svg:font-family="'DejaVu Sans'" style:name="DejaVu Sans1" style:font-pitch="variable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Arial" style:font-family-generic="swiss" style:name="Arial" style:font-pitch="variable" style:font-adornments="Normalny"/>
    <style:font-face svg:font-family="'DejaVu Sans'" style:font-family-generic="swiss" style:name="DejaVu Sans" style:font-pitch="variable"/>
    <style:font-face svg:font-family="'DejaVu Sans'" style:font-family-generic="system" style:name="DejaVu Sans2" style:font-pitch="variable"/>
  </office:font-face-decls>
  <office:automatic-styles>
    <style:style style:family="table" style:name="Tableau1">
      <style:table-properties fo:margin-left="0.021cm" fo:margin-right="-0.014cm" fo:break-before="page" table:align="margins" style:width="18.994cm"/>
    </style:style>
    <style:style style:family="table-column" style:name="Tableau1.A">
      <style:table-column-properties style:rel-column-width="3690*" style:column-width="1.58cm"/>
    </style:style>
    <style:style style:family="table-column" style:name="Tableau1.B">
      <style:table-column-properties style:rel-column-width="7254*" style:column-width="2.103cm"/>
    </style:style>
    <style:style style:family="table-column" style:name="Tableau1.C">
      <style:table-column-properties style:rel-column-width="7151*" style:column-width="2.073cm"/>
    </style:style>
    <style:style style:family="table-column" style:name="Tableau1.D">
      <style:table-column-properties style:rel-column-width="24052*" style:column-width="6.971cm"/>
    </style:style>
    <style:style style:family="table-column" style:name="Tableau1.E">
      <style:table-column-properties style:rel-column-width="4546*" style:column-width="1.318cm"/>
    </style:style>
    <style:style style:family="table-column" style:name="Tableau1.F">
      <style:table-column-properties style:rel-column-width="3493*" style:column-width="1.012cm"/>
    </style:style>
    <style:style style:family="table-column" style:name="Tableau1.G">
      <style:table-column-properties style:rel-column-width="5757*" style:column-width="1.669cm"/>
    </style:style>
    <style:style style:family="table-column" style:name="Tableau1.H">
      <style:table-column-properties style:rel-column-width="4722*" style:column-width="1.369cm"/>
    </style:style>
    <style:style style:family="table-column" style:name="Tableau1.I">
      <style:table-column-properties style:rel-column-width="5870*" style:column-width="1.7cm"/>
    </style:style>
    <style:style style:family="table-row" style:name="Tableau1.1">
      <style:table-row-properties style:min-row-height="5.0cm"/>
    </style:style>
    <style:style style:family="table-cell" style:name="Tableau1.A1">
      <style:table-cell-properties fo:padding="0cm" fo:background-color="transparent" fo:border="none">
        <style:background-image/>
      </style:table-cell-properties>
    </style:style>
    <style:style style:family="table" style:name="Tableau2">
      <style:table-properties fo:margin-left="0cm" fo:margin-right="0.019cm" table:align="margins" style:width="18.974cm"/>
    </style:style>
    <style:style style:family="table-column" style:name="Tableau2.A">
      <style:table-column-properties style:rel-column-width="5326*" style:column-width="1.542cm"/>
    </style:style>
    <style:style style:family="table-column" style:name="Tableau2.B">
      <style:table-column-properties style:rel-column-width="18000*" style:column-width="5.000cm"/>
    </style:style>
    <style:style style:family="table-column" style:name="Tableau2.C">
      <style:table-column-properties style:rel-column-width="5326*" style:column-width="1.542cm"/>
    </style:style>
    <style:style style:family="table-column" style:name="Tableau2.D">
      <style:table-column-properties style:rel-column-width="18000*" style:column-width="5.000cm"/>
    </style:style>
    <style:style style:family="table-column" style:name="Tableau2.E">
      <style:table-column-properties style:rel-column-width="15381*" style:column-width="4.454cm"/>
    </style:style>
    <style:style style:family="table-row" style:name="Tableau2.1">
      <style:table-row-properties style:row-height="2.251cm"/>
    </style:style>
    <style:style style:family="table-cell" style:name="Tableau2.A1">
      <style:table-cell-properties fo:padding="0.097cm" fo:border-right="none" fo:border-top="0.018cm solid #000000" fo:border-left="0.018cm solid #000000" fo:border-bottom="0.018cm solid #000000" style:vertical-align="middle"/>
    </style:style>
    <style:style style:family="table-column" style:name="Tableau2.E1.1">
      <style:table-column-properties style:rel-column-width="6760*" style:column-width="1.958cm"/>
    </style:style>
    <style:style style:family="table-column" style:name="Tableau2.E1.2">
      <style:table-column-properties style:rel-column-width="8621*" style:column-width="2.496cm"/>
    </style:style>
    <style:style style:family="table-row" style:name="Tableau2.E1.1">
      <style:table-row-properties style:row-height="0.75cm"/>
    </style:style>
    <style:style style:family="table-cell" style:name="Tableau2.E1.2.1">
      <style:table-cell-properties style:vertical-align="middle" fo:padding="0.097cm" fo:border="0.018cm solid #000000"/>
    </style:style>
    <style:style style:family="table-cell" style:name="Tableau2.E1.1.2">
      <style:table-cell-properties fo:padding="0.097cm" fo:border-right="none" fo:border-top="none" fo:border-left="0.018cm solid #000000" fo:border-bottom="0.018cm solid #000000" style:vertical-align="middle"/>
    </style:style>
    <style:style style:family="table-cell" style:name="Tableau2.E1.2.2">
      <style:table-cell-properties fo:padding="0.097cm" fo:border-right="0.018cm solid #000000" fo:border-top="none" fo:border-left="0.018cm solid #000000" fo:border-bottom="0.018cm solid #000000" style:vertical-align="middle"/>
    </style:style>
    <style:style style:family="table-cell" style:name="Tableau1.A2">
      <style:table-cell-properties fo:padding="0.049cm" fo:border-right="none" fo:border-top="none" fo:background-color="#e6e6e6" fo:border-left="none" fo:border-bottom="0.018cm solid #000000">
        <style:background-image/>
      </style:table-cell-properties>
    </style:style>
    <style:style style:family="table-row" style:name="Tableau1.3">
      <style:table-row-properties style:min-row-height="0.75cm"/>
    </style:style>
    <style:style style:family="table-cell" style:name="Tableau1.A3">
      <style:table-cell-properties fo:padding="0cm" fo:border-right="none" fo:border-top="none" fo:background-color="transparent" fo:border-left="none" fo:border-bottom="0.018cm solid #000000" style:vertical-align="middle">
        <style:background-image/>
      </style:table-cell-properties>
    </style:style>
    <style:style style:family="table-row" style:name="Tableau1.4">
      <style:table-row-properties style:row-height="4.83cm"/>
    </style:style>
    <style:style style:family="table-cell" style:name="Tableau1.A4">
      <style:table-cell-properties style:vertical-align="middle" fo:padding="0cm" fo:background-color="transparent" fo:border="none">
        <style:background-image/>
      </style:table-cell-properties>
    </style:style>
    <style:style style:family="table" style:name="Tableau3">
      <style:table-properties style:may-break-between-rows="false" table:align="margins" style:width="18.994cm"/>
    </style:style>
    <style:style style:family="table-column" style:name="Tableau3.A">
      <style:table-column-properties style:rel-column-width="10535*" style:column-width="3.053cm"/>
    </style:style>
    <style:style style:family="table-column" style:name="Tableau3.B">
      <style:table-column-properties style:rel-column-width="5493*" style:column-width="1.593cm"/>
    </style:style>
    <style:style style:family="table-column" style:name="Tableau3.C">
      <style:table-column-properties style:rel-column-width="34451*" style:column-width="9.985cm"/>
    </style:style>
    <style:style style:family="table-column" style:name="Tableau3.D">
      <style:table-column-properties style:rel-column-width="9165*" style:column-width="2.656cm"/>
    </style:style>
    <style:style style:family="table-column" style:name="Tableau3.E">
      <style:table-column-properties style:rel-column-width="5891*" style:column-width="1.707cm"/>
    </style:style>
    <style:style style:family="table-row" style:name="Tableau3.1">
      <style:table-row-properties style:row-height="0.5cm"/>
    </style:style>
    <style:style style:family="table-cell" style:name="Tableau3.A1">
      <style:table-cell-properties style:vertical-align="middle" fo:padding="0.097cm" fo:border="none"/>
    </style:style>
    <style:style style:family="table-row" style:name="Tableau3.2">
      <style:table-row-properties style:row-height="0.75cm"/>
    </style:style>
    <style:style style:family="table-row" style:name="Tableau3.3">
      <style:table-row-properties style:row-height="2cm"/>
    </style:style>
    <style:style style:family="table-cell" style:name="Tableau3.A2">
      <style:table-cell-properties style:vertical-align="middle" fo:padding="0cm" fo:border="none"/>
    </style:style>
    <style:style style:family="table-cell" style:name="Tableau3.D2">
      <style:table-cell-properties fo:padding="0.097cm" fo:border-right="none" fo:border-top="0.018cm solid #000000" fo:border-left="0.018cm solid #000000" fo:border-bottom="0.018cm solid #000000" style:vertical-align="middle"/>
    </style:style>
    <style:style style:family="table-cell" style:name="Tableau3.E2">
      <style:table-cell-properties style:vertical-align="middle" fo:padding="0.097cm" fo:border="0.018cm solid #000000"/>
    </style:style>
    <style:style style:family="table-cell" style:name="Tableau3.D3">
      <style:table-cell-properties fo:padding="0.097cm" fo:border-right="none" fo:border-top="none" fo:border-left="0.018cm solid #000000" fo:border-bottom="0.018cm solid #000000" style:vertical-align="middle"/>
    </style:style>
    <style:style style:family="table-cell" style:name="Tableau3.E3">
      <style:table-cell-properties fo:padding="0.097cm" fo:border-right="0.018cm solid #000000" fo:border-top="none" fo:border-left="0.018cm solid #000000" fo:border-bottom="0.018cm solid #000000" style:vertical-align="middle"/>
    </style:style>
    <style:style style:family="table-row" style:name="Tableau3.6">
      <style:table-row-properties style:row-height="0.45cm"/>
    </style:style>
    <style:style style:family="table-cell" style:name="Tableau3.A6">
      <style:table-cell-properties fo:padding="0.097cm" fo:border-right="none" fo:border-top="0.018cm solid #000000" fo:border-left="0.018cm solid #000000" fo:border-bottom="none" style:vertical-align="middle"/>
    </style:style>
    <style:style style:family="table-cell" style:name="Tableau3.B6">
      <style:table-cell-properties fo:padding="0.097cm" fo:border-right="none" fo:border-top="0.018cm solid #000000" fo:border-left="none" fo:border-bottom="none" style:vertical-align="middle"/>
    </style:style>
    <style:style style:family="table-cell" style:name="Tableau3.E6">
      <style:table-cell-properties fo:padding="0.097cm" fo:border-right="0.018cm solid #000000" fo:border-top="0.018cm solid #000000" fo:border-left="none" fo:border-bottom="none" style:vertical-align="middle"/>
    </style:style>
    <style:style style:family="table-row" style:name="EmptyTableau3.7">
      <style:table-row-properties style:row-height="1.499cm"/>
    </style:style>
    <style:style style:family="table-row" style:name="DynamicTableau3.7"/>
    <style:style style:family="table-cell" style:name="Tableau3.A7">
      <style:table-cell-properties fo:border-left="0.018cm solid #000000" fo:border-right="0.018cm solid #000000" fo:border-bottom="0.018cm solid #000000" fo:padding="0.097cm" fo:border-top="none"/>
    </style:style>
    <style:style style:parent-style-name="Table_20_Heading" style:family="paragraph" style:name="P1">
      <style:text-properties fo:font-style="normal" style:font-style-asian="normal" style:font-size-complex="7pt" style:font-size-asian="7pt" style:font-style-complex="normal" style:font-weight-complex="normal" style:font-weight-asian="normal" fo:font-size="7pt" fo:font-weight="normal"/>
    </style:style>
    <style:style style:parent-style-name="Table_20_Heading" style:family="paragraph" style:name="P2">
      <style:paragraph-properties fo:text-align="start" style:justify-single-word="false"/>
    </style:style>
    <style:style style:parent-style-name="Table_20_Contents" style:family="paragraph" style:name="P3">
      <style:paragraph-properties fo:text-align="left" style:justify-single-word="false"/>
    </style:style>
    <style:style style:parent-style-name="Text_20_body" style:family="paragraph" style:name="P4">
      <style:text-properties style:font-size-complex="6pt" style:font-size-asian="6pt" style:font-weight-complex="normal" style:font-weight-asian="normal" fo:font-size="6pt" fo:font-weight="normal"/>
    </style:style>
  </office:automatic-styles>
  <office:body>
    <office:text>
      <text:variable-decls>
        <text:variable-decl text:name="ds_title" office:value-type="string"/>
        <text:variable-decl text:name="ds_address" office:value-type="string"/>
        <text:variable-decl text:name="ds_telfax" office:value-type="string"/>
        <text:variable-decl text:name="ds_email" office:value-type="string"/>
        <text:variable-decl text:name="ds_vatid" office:value-type="string"/>
        <text:variable-decl text:name="purchase_order" office:value-type="string"/>
        <text:variable-decl text:name="purchase_order_tr" office:value-type="string"/>
        <text:variable-decl text:name="page" office:value-type="string"/>
        <text:variable-decl text:name="of" office:value-type="string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style-name="Tableau1" table: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header-rows>
          <table:table-row table:style-name="Tableau1.1">
            <table:table-cell table:style-name="Tableau1.A1" table:number-columns-spanned="9" office:value-type="string">
              <table:table table:style-name="Tableau2" table:name="Tableau2">
                <table:table-column table:style-name="Tableau2.A"/>
                <table:table-column table:style-name="Tableau2.B"/>
                <table:table-column table:style-name="Tableau2.C"/>
                <table:table-column table:style-name="Tableau2.D"/>
                <table:table-column table:style-name="Tableau2.E"/>
                <table:table-header-rows>
                  <table:table-row table:style-name="Tableau2.1">
                    <table:table-cell table:style-name="Tableau2.A1" office:value-type="string">
                      <!--This PageTemplate is Used For Sale Order and Purchase Order-->
                      <text:p text:style-name="Table_20_Heading">
                          Supplier:</text:p>
                    </table:table-cell>
                    <table:table-cell table:style-name="Tableau2.A1" office:value-type="string">
                      <text:p text:style-name="Big_20_Table_20_Content_20_Left">supplier</text:p>
                      <text:p text:style-name="Table_20_Contents_20_Left"/>
                      <text:p text:style-name="Table_20_Contents_20_Left"/>
                      <text:p text:style-name="Table_20_Contents_20_Left"/>
                    </table:table-cell>
                    <table:table-cell table:style-name="Tableau2.A1" office:value-type="string">
                      <text:p text:style-name="Table_20_Heading">Client:</text:p>
                    </table:table-cell>
                    <table:table-cell table:style-name="Tableau2.A1" office:value-type="string">
                      <text:p text:style-name="Big_20_Table_20_Content_20_Left">client</text:p>
                      <text:p text:style-name="Table_20_Contents_20_Left"/>
                      <text:p text:style-name="Table_20_Contents_20_Left"/>
                      <text:p text:style-name="Table_20_Contents_20_Left"/>
                    </table:table-cell>
                    <table:table-cell>
                      <table:table table:is-sub-table="true">
                        <table:table-column table:style-name="Tableau2.E1.1"/>
                        <table:table-column table:style-name="Tableau2.E1.2"/>
                        <table:table-row table:style-name="Tableau2.E1.1">
                          <table:table-cell table:style-name="Tableau2.A1" office:value-type="string">
                            <text:p text:style-name="Table_20_Heading">Reference:</text:p>
                          </table:table-cell>
                          <table:table-cell table:style-name="Tableau2.E1.2.1" office:value-type="string">
                            <text:p text:style-name="Big_20_Table_20_Content">PO-1</text:p>
                          </table:table-cell>
                        </table:table-row>
                        <table:table-row table:style-name="Tableau2.E1.1">
                          <table:table-cell table:style-name="Tableau2.E1.1.2" office:value-type="string">
                            <text:p text:style-name="Table_20_Heading">Document Date:</text:p>
                          </table:table-cell>
                          <table:table-cell table:style-name="Tableau2.E1.2.2" office:value-type="string">
                            <text:p text:style-name="Table_20_Contents">01/02/2003</text:p>
                          </table:table-cell>
                        </table:table-row>
                        <table:table-row table:style-name="Tableau2.E1.1">
                          <table:table-cell table:style-name="Tableau2.E1.1.2" office:value-type="string">
                            <text:p text:style-name="Table_20_Heading">Currency:</text:p>
                          </table:table-cell>
                          <table:table-cell table:style-name="Tableau2.E1.2.2" office:value-type="string">
                            <text:p text:style-name="Table_20_Contents"/>
                          </table:table-cell>
                        </table:table-row>
                      </table:table>
                    </table:table-cell>
                  </table:table-row>
                </table:table-header-rows>
                <table:table-row table:style-name="Tableau2.1">
                  <table:table-cell table:style-name="Tableau2.E1.1.2" office:value-type="string">
                    <text:p text:style-name="Table_20_Heading">Ship From:</text:p>
                  </table:table-cell>
                  <table:table-cell table:style-name="Tableau2.E1.1.2" office:value-type="string">
                    <text:p text:style-name="Big_20_Table_20_Content_20_Left">supplier</text:p>
                    <text:p text:style-name="Table_20_Contents_20_Left"/>
                    <text:p text:style-name="Table_20_Contents_20_Left"/>
                  </table:table-cell>
                  <table:table-cell table:style-name="Tableau2.E1.1.2" office:value-type="string">
                    <text:p text:style-name="Table_20_Heading">Ship To:</text:p>
                  </table:table-cell>
                  <table:table-cell table:style-name="Tableau2.E1.1.2" office:value-type="string">
                    <text:p text:style-name="Big_20_Table_20_Content_20_Left">client</text:p>
                    <text:p text:style-name="Table_20_Contents_20_Left"/>
                    <text:p text:style-name="Table_20_Contents_20_Left"/>
                  </table:table-cell>
                  <table:table-cell>
                    <table:table table:is-sub-table="true">
                      <table:table-column table:style-name="Tableau2.E1.1"/>
                      <table:table-column table:style-name="Tableau2.E1.2"/>
                      <table:table-row table:style-name="Tableau2.E1.1">
                        <table:table-cell table:style-name="Tableau2.E1.1.2" office:value-type="string">
                          <text:p text:style-name="Table_20_Heading">Payment:</text:p>
                        </table:table-cell>
                        <table:table-cell table:style-name="Tableau2.E1.2.2" office:value-type="string">
                          <text:p text:style-name="Table_20_Contents">01/02/2003</text:p>
                        </table:table-cell>
                      </table:table-row>
                      <table:table-row table:style-name="Tableau2.E1.1">
                        <table:table-cell table:style-name="Tableau2.E1.1.2" office:value-type="string">
                          <text:p text:style-name="Table_20_Heading">Delivery Mode:</text:p>
                        </table:table-cell>
                        <table:table-cell table:style-name="Tableau2.E1.2.2" office:value-type="string">
                          <text:p text:style-name="Table_20_Contents"/>
                        </table:table-cell>
                      </table:table-row>
                      <table:table-row table:style-name="Tableau2.E1.1">
                        <table:table-cell table:style-name="Tableau2.E1.1.2" office:value-type="string">
                          <text:p text:style-name="Table_20_Heading">Incoterm:</text:p>
                        </table:table-cell>
                        <table:table-cell table:style-name="Tableau2.E1.2.2" office:value-type="string">
                          <text:p text:style-name="Table_20_Contents"/>
                        </table:table-cell>
                      </table:table-row>
                    </table:table>
                  </table:table-cell>
                </table:table-row>
              </table:table>
              <text:p text:style-name="P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au1.A2" office:value-type="string">
              <text:p text:style-name="Item_20_Table_20_Title_20_Left">Line</text:p>
            </table:table-cell>
            <table:table-cell table:style-name="Tableau1.A2" office:value-type="string">
              <text:p text:style-name="Item_20_Table_20_Title_20_Left">Your Item No.</text:p>
            </table:table-cell>
            <table:table-cell table:style-name="Tableau1.A2" office:value-type="string">
              <text:p text:style-name="Item_20_Table_20_Title_20_Left">Our Item No.</text:p>
            </table:table-cell>
            <table:table-cell table:style-name="Tableau1.A2" office:value-type="string">
              <text:p text:style-name="Item_20_Table_20_Title_20_Left">Description</text:p>
            </table:table-cell>
            <table:table-cell table:style-name="Tableau1.A2" office:value-type="string">
              <text:p text:style-name="Item_20_Table_20_Title_20_Left">Quantity</text:p>
            </table:table-cell>
            <table:table-cell table:style-name="Tableau1.A2" office:value-type="string">
              <text:p text:style-name="Item_20_Table_20_Title_20_Left">Unit</text:p>
            </table:table-cell>
            <table:table-cell table:style-name="Tableau1.A2" office:value-type="string">
              <text:p text:style-name="Item_20_Table_20_Title_20_Left">Delivery Date</text:p>
            </table:table-cell>
            <table:table-cell table:style-name="Tableau1.A2" office:value-type="string">
              <text:p text:style-name="Item_20_Table_20_Title_20_Left">Unit Price</text:p>
            </table:table-cell>
            <table:table-cell table:style-name="Tableau1.A2" office:value-type="string">
              <text:p text:style-name="Item_20_Table_20_Title_20_Left">Total Price</text:p>
            </table:table-cell>
          </table:table-row>
        </table:table-header-rows>
        <table:table-row table:style-name="Tableau1.3">
          <table:table-cell table:style-name="Tableau1.A3" office:value-type="string">
            <text:p text:style-name="Table_20_Contents_20_Left">1</text:p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_20_Left">product</text:p>
          </table:table-cell>
          <table:table-cell table:style-name="Tableau1.A3" office:value-type="float" office:value="1.0">
            <text:p text:style-name="Table_20_Contents_20_Right">1.0</text:p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>01/02/2003</text:p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float" office:value="0">
            <text:p text:style-name="Table_20_Contents_20_Right">0.00</text:p>
          </table:table-cell>
        </table:table-row>
        <table:table-row table:style-name="Tableau1.5">
          <table:table-cell table:style-name="Tableau1.A5" table:number-columns-spanned="9" office:value-type="string">
            <table:table table:style-name="Tableau3" table: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E"/>
              <table:table-row table:style-name="Tableau3.1">
                <table:table-cell table:style-name="Tableau3.A1" office:value-type="string">
                  <text:p text:style-name="Table_20_Contents"/>
                </table:table-cell>
                <table:table-cell table:style-name="Tableau3.A1" office:value-type="string">
                  <text:p text:style-name="Table_20_Contents"/>
                </table:table-cell>
                <table:table-cell table:style-name="Tableau3.A1" office:value-type="string">
                  <text:p text:style-name="Table_20_Contents"/>
                </table:table-cell>
                <table:table-cell table:style-name="Tableau3.A1" office:value-type="string">
                  <text:p text:style-name="Table_20_Contents"/>
                </table:table-cell>
                <table:table-cell table:style-name="Tableau3.A1" office:value-type="string">
                  <text:p text:style-name="Table_20_Contents"/>
                </table:table-cell>
              </table:table-row>
              <table:table-row table:style-name="Tableau3.2">
                <table:table-cell table:style-name="Tableau3.A2" office:value-type="string">
                  <text:p text:style-name="Table_20_Contents"/>
                </table:table-cell>
                <table:table-cell table:style-name="Tableau3.A2" office:value-type="string">
                  <text:p text:style-name="Table_20_Contents"/>
                </table:table-cell>
                <table:table-cell table:style-name="Tableau3.A1" office:value-type="string">
                  <text:p text:style-name="Table_20_Contents"/>
                </table:table-cell>
                <table:table-cell table:style-name="Tableau3.D2" office:value-type="string">
                  <text:p text:style-name="Table_20_Heading">Total Excluding VAT:</text:p>
                </table:table-cell>
                <table:table-cell table:style-name="Tableau3.E2" office:value-type="float" office:value="0.0">
                  <text:p text:style-name="Table_20_Contents_20_Right">0.00</text:p>
                </table:table-cell>
              </table:table-row>
              <table:table-row table:style-name="Tableau3.3">
                <table:table-cell table:style-name="Tableau3.A2" office:value-type="string">
                  <text:p text:style-name="Table_20_Contents"/>
                </table:table-cell>
                <table:table-cell table:style-name="Tableau3.A2" office:value-type="string">
                  <text:p text:style-name="Table_20_Contents"/>
                </table:table-cell>
                <table:table-cell table:style-name="Tableau3.A1" office:value-type="string">
                  <text:p text:style-name="Table_20_Contents"/>
                </table:table-cell>
                <table:table-cell table:style-name="Tableau3.D3" office:value-type="string">
                  <text:p text:style-name="Table_20_Heading">Total TAX:</text:p>
                </table:table-cell>
                <table:table-cell table:style-name="Tableau3.E3" office:value-type="float" office:value="0">
                  <text:p text:style-name="Table_20_Contents_20_Right">0.00</text:p>
                </table:table-cell>
              </table:table-row>
              <table:table-row table:style-name="Tableau3.2">
                <table:table-cell table:style-name="Tableau3.A2" office:value-type="string">
                  <text:p text:style-name="Table_20_Contents"/>
                </table:table-cell>
                <table:table-cell table:style-name="Tableau3.A2" office:value-type="string">
                  <text:p text:style-name="Table_20_Contents"/>
                </table:table-cell>
                <table:table-cell table:style-name="Tableau3.A1" office:value-type="string">
                  <text:p text:style-name="Table_20_Contents"/>
                </table:table-cell>
                <table:table-cell table:style-name="Tableau3.D3" office:value-type="string">
                  <text:p text:style-name="Table_20_Heading">Total Including VAT:</text:p>
                </table:table-cell>
                <table:table-cell table:style-name="Tableau3.E3" office:value-type="float" office:value="0.0">
                  <!-- TODO: use getTotalNetPrice after supporting discount ? -->
                  <text:p text:style-name="Table_20_Contents_20_Right">0.00</text:p>
                </table:table-cell>
              </table:table-row>
              <table:table-row table:style-name="Tableau3.1">
                <table:table-cell table:style-name="Tableau3.A1" office:value-type="string">
                  <text:p text:style-name="Table_20_Contents"/>
                </table:table-cell>
                <table:table-cell table:style-name="Tableau3.A1" office:value-type="string">
                  <text:p text:style-name="Table_20_Contents"/>
                </table:table-cell>
                <table:table-cell table:style-name="Tableau3.A1" office:value-type="string">
                  <text:p text:style-name="Table_20_Contents"/>
                </table:table-cell>
                <table:table-cell table:style-name="Tableau3.A1" office:value-type="string">
                  <text:p text:style-name="Table_20_Contents"/>
                </table:table-cell>
                <table:table-cell table:style-name="Tableau3.A1" office:value-type="string">
                  <text:p text:style-name="Table_20_Contents"/>
                </table:table-cell>
              </table:table-row>
              <table:table-row table:style-name="Tableau3.6">
                <table:table-cell table:style-name="Tableau3.A6" office:value-type="string">
                  <text:p text:style-name="P2">Notes:</text:p>
                </table:table-cell>
                <table:table-cell table:style-name="Tableau3.B6" office:value-type="string">
                  <text:p text:style-name="Table_20_Contents"/>
                </table:table-cell>
                <table:table-cell table:style-name="Tableau3.B6" office:value-type="string">
                  <text:p text:style-name="Table_20_Contents"/>
                </table:table-cell>
                <table:table-cell table:style-name="Tableau3.B6" office:value-type="string">
                  <text:p text:style-name="Table_20_Contents"/>
                </table:table-cell>
                <table:table-cell table:style-name="Tableau3.E6" office:value-type="string">
                  <text:p text:style-name="Table_20_Contents"/>
                </table:table-cell>
              </table:table-row>
              <table:table-row table:style-name="EmptyTableau3.7">
                <table:table-cell table:style-name="Tableau3.A7" table:number-columns-spanned="5" office:value-type="string">
                  <text:p text:style-name="P3">
                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pl" fo:country="PL" style:font-name-asian="Liberation Sans" style:font-size-asian="12pt" style:language-asian="pl" style:country-asian="PL" style:font-name-complex="Liberation Sans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Liberation Sans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iberation Sans" style:font-size-asian="14pt" style:font-name-complex="Liberation Sans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next-style-name="Text_20_body" style:class="extra" style:master-page-name="">
      <style:paragraph-properties fo:margin-left="0.049cm" fo:margin-top="0cm" fo:margin-bottom="0cm" fo:text-align="start" style:justify-single-word="false" style:register-true="true" style:page-number="auto" fo:background-color="transparent" style:shadow="none" fo:keep-with-next="always" style:vertical-align="auto">
        <style:tab-stops/>
        <style:background-image/>
      </style:paragraph-properties>
      <style:text-properties style:font-name="Liberation Sans" fo:font-size="7pt" style:font-name-asian="Liberation Sans" style:font-size-asian="14pt" style:font-name-complex="Liberation Sans" style:font-size-complex="14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size="8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size="6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font-size="7pt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size="6pt"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Header_20_Title" style:display-name="Header Title" style:family="paragraph" style:parent-style-name="Header_20_right" style:master-page-name="">
      <style:paragraph-properties style:page-number="auto" style:shadow="none"/>
      <style:text-properties fo:text-transform="uppercase" fo:font-size="16pt"/>
    </style:style>
    <style:style style:name="Big_20_Table_20_Content" style:display-name="Big Table Content" style:family="paragraph" style:parent-style-name="Table_20_Contents">
      <style:text-properties fo:font-size="8pt" fo:font-weight="bold"/>
    </style:style>
    <style:style style:name="Big_20_Table_20_Content_20_Left" style:display-name="Big Table Content Left" style:family="paragraph" style:parent-style-name="Big_20_Table_20_Content">
      <style:paragraph-properties fo:margin-left="0.049cm" fo:margin-right="0cm" fo:text-align="start" style:justify-single-word="false" fo:text-indent="0cm" style:auto-text-indent="false"/>
    </style:style>
    <style:style style:name="Item_20_Table_20_Title" style:display-name="Item Table Title" style:family="paragraph" style:parent-style-name="Table_20_Heading" style:class="extra">
      <style:paragraph-properties fo:text-align="center" style:justify-single-word="false"/>
      <style:text-properties fo:font-size="7pt" style:font-weight-asian="normal" style:font-weight-complex="normal"/>
    </style:style>
    <style:style style:name="Table_20_Contents_20_Left" style:display-name="Table Contents Left" style:family="paragraph" style:parent-style-name="Table_20_Contents" style:class="extra">
      <style:paragraph-properties fo:margin-left="0.049cm" fo:margin-right="0cm" fo:text-align="start" style:justify-single-word="false" fo:text-indent="0cm" style:auto-text-indent="false"/>
    </style:style>
    <style:style style:name="Table_20_Contents_20_Right" style:display-name="Table Contents Right" style:family="paragraph" style:parent-style-name="Table_20_Contents_20_Left" style:class="extra">
      <style:paragraph-properties fo:margin-left="0cm" fo:margin-right="0.049cm" fo:text-align="end" style:justify-single-word="false" fo:text-indent="0cm" style:auto-text-indent="false"/>
    </style:style>
    <style:style style:name="Item_20_Table_20_Title_20_Left" style:display-name="Item Table Title Left" style:family="paragraph" style:parent-style-name="Item_20_Table_20_Title" style:class="extra">
      <style:paragraph-properties fo:margin-left="0.049cm" fo:margin-right="0cm" fo:text-align="start" style:justify-single-word="false" fo:text-indent="0cm" style:auto-text-indent="false"/>
    </style:style>
    <style:style style:name="Item_20_Table_20_Title_20_Right" style:display-name="Item Table Title Right" style:family="paragraph" style:parent-style-name="Item_20_Table_20_Title" style:class="extra">
      <style:paragraph-properties fo:margin-left="0cm" fo:margin-right="0.049cm" fo:text-align="end" style:justify-single-word="false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Header_20_Image" style:display-name="Header Image" style:family="graphic" style:parent-style-name="Graphics">
      <style:graphic-properties svg:width="9.999cm" svg:height="0.049cm" text:anchor-type="paragraph" svg:x="0cm" svg:y="0cm" fo:margin-left="0cm" fo:margin-right="0cm" style:run-through="foreground" style:wrap="right" style:number-wrapped-paragraphs="no-limit" style:wrap-contour="false" style:vertical-pos="top" style:vertical-rel="paragraph" style:horizontal-pos="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 style:shadow="none"/>
    </style:style>
    <style:style style:name="Tableau4.A" style:family="table-column">
      <style:table-column-properties style:column-width="6.334cm" style:rel-column-width="21845*"/>
    </style:style>
    <style:style style:name="Tableau4.B" style:family="table-column">
      <style:table-column-properties style:column-width="6.334cm" style:rel-column-width="21844*"/>
    </style:style>
    <style:style style:name="Tableau4.1" style:family="table-row">
      <style:table-row-properties style:min-row-height="1.723cm"/>
    </style:style>
    <style:style style:name="Tableau4.A1" style:family="table-cell">
      <style:table-cell-properties fo:padding="0.097cm" fo:border="none"/>
    </style:style>
    <style:style style:name="Tableau4.A2" style:family="table-cell">
      <style:table-cell-properties fo:padding="0.097cm" fo:border="none" style:vertical-align="middle"/>
    </style:style>
    <style:style style:name="P1" style:family="paragraph" style:parent-style-name="Table_20_Contents">
      <style:text-properties style:font-name-asian="Liberation Sans" style:font-size-asian="14pt" style:font-name-complex="Liberation Sans" style:font-size-complex="14pt"/>
    </style:style>
    <style:style style:name="P2" style:family="paragraph" style:parent-style-name="Header_20_right">
      <style:text-properties style:font-name-asian="Liberation Sans" style:font-size-asian="14pt" style:font-name-complex="Liberation Sans" style:font-size-complex="14pt"/>
    </style:style>
    <style:style style:name="fr1" style:family="graphic" style:parent-style-name="Header_20_Image">
      <style:graphic-properties style:vertical-pos="top" style:vertical-rel="paragraph"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999cm" fo:margin-left="0cm" fo:margin-right="0cm" fo:margin-bottom="0.499cm" fo:border="none" fo:padding="0cm" style:shadow="none" style:dynamic-spacing="false"/>
      </style:header-style>
      <style:footer-style>
        <style:header-footer-properties fo:min-height="0.25cm" fo:margin-left="0cm" fo:margin-right="0cm" fo:margin-top="0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A"/>
          <table:table-row table:style-name="Tableau4.1">
            <table:table-cell table:style-name="Tableau4.A1" office:value-type="string">
              <text:p text:style-name="P1">
                
              </text:p>
            </table:table-cell>
            <table:table-cell table:style-name="Tableau4.A2" office:value-type="string">
              <text:p text:style-name="Big_20_Table_20_Content_20_Left">client</text:p>
              <text:p text:style-name="Header"/>
              <text:p text:style-name="Header"/>
              <text:p text:style-name="Header"/>
              <text:p text:style-name="Header"/>
            </table:table-cell>
            <table:table-cell table:style-name="Tableau4.A1" office:value-type="string">
              <text:p text:style-name="Header_20_Title">Draft Order</text:p>
              <text:p text:style-name="Header_20_right">
              Page
                <text:page-number text:select-page="current">1</text:page-number>
                of
                <text:page-count>1</text:page-count></text:p>
            </table:table-cell>
          </table:table-row>
        </table:table>
      </style:header>
      <style:footer>
        <text:p text:style-name="Footer">Generated with ERP5 – Open Source ERP suite (www.erp5.org)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8-02-01T15:05:11</meta:creation-date>
    <dc:date>2008-03-21T17:17:09</dc:date>
    <dc:language>pl-PL</dc:language>
    <meta:editing-cycles>10</meta:editing-cycles>
    <meta:editing-duration>PT5H34M4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87" meta:word-count="148" meta:character-count="766"/>
  </office:meta>
</office:document-meta>
</file>